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8b46" officeooo:paragraph-rsid="000d8b46"/>
    </style:style>
    <style:style style:name="P2" style:family="paragraph" style:parent-style-name="Standard">
      <style:text-properties officeooo:rsid="000e900a" officeooo:paragraph-rsid="000e900a"/>
    </style:style>
    <style:style style:name="P3" style:family="paragraph" style:parent-style-name="Standard">
      <style:text-properties officeooo:paragraph-rsid="000d8b46"/>
    </style:style>
    <style:style style:name="P4" style:family="paragraph" style:parent-style-name="Standard">
      <style:text-properties officeooo:rsid="00130edd" officeooo:paragraph-rsid="000d8b46"/>
    </style:style>
    <style:style style:name="P5" style:family="paragraph" style:parent-style-name="Standard">
      <style:text-properties officeooo:rsid="0014b1f3" officeooo:paragraph-rsid="0014b1f3"/>
    </style:style>
    <style:style style:name="P6" style:family="paragraph" style:parent-style-name="Standard">
      <style:text-properties officeooo:paragraph-rsid="0014b1f3"/>
    </style:style>
    <style:style style:name="P7" style:family="paragraph" style:parent-style-name="Standard">
      <style:text-properties officeooo:rsid="00183991" officeooo:paragraph-rsid="0014b1f3"/>
    </style:style>
    <style:style style:name="P8" style:family="paragraph" style:parent-style-name="Standard">
      <style:text-properties officeooo:rsid="0018c619" officeooo:paragraph-rsid="0018c619"/>
    </style:style>
    <style:style style:name="P9" style:family="paragraph" style:parent-style-name="Standard">
      <style:text-properties officeooo:paragraph-rsid="0018c619"/>
    </style:style>
    <style:style style:name="P10" style:family="paragraph" style:parent-style-name="Standard">
      <style:text-properties officeooo:rsid="001ce403" officeooo:paragraph-rsid="0018c619"/>
    </style:style>
    <style:style style:name="P11" style:family="paragraph" style:parent-style-name="Standard">
      <style:text-properties officeooo:rsid="001d96d1" officeooo:paragraph-rsid="001d96d1"/>
    </style:style>
    <style:style style:name="P12" style:family="paragraph" style:parent-style-name="Standard">
      <style:text-properties officeooo:paragraph-rsid="001d96d1"/>
    </style:style>
    <style:style style:name="P13" style:family="paragraph" style:parent-style-name="Standard">
      <style:text-properties officeooo:rsid="001e2ea7" officeooo:paragraph-rsid="001d96d1"/>
    </style:style>
    <style:style style:name="P14" style:family="paragraph" style:parent-style-name="Standard">
      <style:text-properties officeooo:rsid="001e9584" officeooo:paragraph-rsid="001e9584"/>
    </style:style>
    <style:style style:name="P15" style:family="paragraph" style:parent-style-name="Standard">
      <style:text-properties officeooo:paragraph-rsid="001e9584"/>
    </style:style>
    <style:style style:name="P16" style:family="paragraph" style:parent-style-name="Standard">
      <style:text-properties officeooo:rsid="002268a2" officeooo:paragraph-rsid="001e9584"/>
    </style:style>
    <style:style style:name="P17" style:family="paragraph" style:parent-style-name="Standard">
      <style:text-properties officeooo:rsid="00229105" officeooo:paragraph-rsid="00229105"/>
    </style:style>
    <style:style style:name="P18" style:family="paragraph" style:parent-style-name="Standard">
      <style:text-properties officeooo:rsid="0023d13d" officeooo:paragraph-rsid="0023d13d"/>
    </style:style>
    <style:style style:name="T1" style:family="text">
      <style:text-properties officeooo:rsid="000d8b46"/>
    </style:style>
    <style:style style:name="T2" style:family="text">
      <style:text-properties officeooo:rsid="000e900a"/>
    </style:style>
    <style:style style:name="T3" style:family="text">
      <style:text-properties officeooo:rsid="000fe435"/>
    </style:style>
    <style:style style:name="T4" style:family="text">
      <style:text-properties officeooo:rsid="00114d61"/>
    </style:style>
    <style:style style:name="T5" style:family="text">
      <style:text-properties officeooo:rsid="0014b1f3"/>
    </style:style>
    <style:style style:name="T6" style:family="text">
      <style:text-properties officeooo:rsid="0015c66e"/>
    </style:style>
    <style:style style:name="T7" style:family="text">
      <style:text-properties officeooo:rsid="001729b0"/>
    </style:style>
    <style:style style:name="T8" style:family="text">
      <style:text-properties officeooo:rsid="00183991"/>
    </style:style>
    <style:style style:name="T9" style:family="text">
      <style:text-properties officeooo:rsid="0018c619"/>
    </style:style>
    <style:style style:name="T10" style:family="text">
      <style:text-properties officeooo:rsid="001a3df8"/>
    </style:style>
    <style:style style:name="T11" style:family="text">
      <style:text-properties officeooo:rsid="001b1cf1"/>
    </style:style>
    <style:style style:name="T12" style:family="text">
      <style:text-properties officeooo:rsid="001ce403"/>
    </style:style>
    <style:style style:name="T13" style:family="text">
      <style:text-properties officeooo:rsid="001d96d1"/>
    </style:style>
    <style:style style:name="T14" style:family="text">
      <style:text-properties officeooo:rsid="001e2ea7"/>
    </style:style>
    <style:style style:name="T15" style:family="text">
      <style:text-properties officeooo:rsid="001e9584"/>
    </style:style>
    <style:style style:name="T16" style:family="text">
      <style:text-properties officeooo:rsid="001f0a74"/>
    </style:style>
    <style:style style:name="T17" style:family="text">
      <style:text-properties officeooo:rsid="001f2abe"/>
    </style:style>
    <style:style style:name="T18" style:family="text">
      <style:text-properties officeooo:rsid="0020c8e0"/>
    </style:style>
    <style:style style:name="T19" style:family="text">
      <style:text-properties officeooo:rsid="0021ee57"/>
    </style:style>
    <style:style style:name="T20" style:family="text">
      <style:text-properties officeooo:rsid="002268a2"/>
    </style:style>
    <style:style style:name="T21" style:family="text">
      <style:text-properties officeooo:rsid="00229105"/>
    </style:style>
    <style:style style:name="T22" style:family="text">
      <style:text-properties officeooo:rsid="0025eebd"/>
    </style:style>
    <style:style style:name="T23" style:family="text">
      <style:text-properties officeooo:rsid="00269666"/>
    </style:style>
    <style:style style:name="T24" style:family="text">
      <style:text-properties officeooo:rsid="002800f8"/>
    </style:style>
    <style:style style:name="T25" style:family="text">
      <style:text-properties officeooo:rsid="0029f8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ário de produção do trabalho de Princípios de Engenharia de Software</text:p>
      <text:p text:style-name="P1"/>
      <text:p text:style-name="P2">31/03/2014</text:p>
      <text:p text:style-name="P3"><text:span text:style-name="T1">Dia 1: </text:span><text:span text:style-name="T21">Nunca programei em LUA, logo, as dificuldades encontradas no primeiro dia se resumiram a me acostumar com a linguagem. </text:span><text:span text:style-name="T1">Instal</text:span><text:span text:style-name="T21">ei</text:span><text:span text:style-name="T1"> <text:s/>LUA </text:span><text:span text:style-name="T21">e tentei fazer um programa</text:span><text:span text:style-name="T1"> Hello World </text:span><text:span text:style-name="T21">para garantir que estava funcionando. Após isso li a documentação de LUA e</text:span><text:span text:style-name="T2"> de </text:span><text:span text:style-name="T21">alguns</text:span><text:span text:style-name="T2"> sites </text:span><text:span text:style-name="T21">contendo </text:span><text:span text:style-name="T2">exemplos </text:span><text:span text:style-name="T21">da linguagem</text:span><text:span text:style-name="T2">. </text:span><text:span text:style-name="T21">Comecei fazendo um program</text:span><text:span text:style-name="T22">a</text:span><text:span text:style-name="T21"> simples para pegar uma letra válida </text:span><text:span text:style-name="T22">escrita pelo usuário</text:span><text:span text:style-name="T21">.</text:span><text:span text:style-name="T2"> </text:span><text:span text:style-name="T21">Tive p</text:span><text:span text:style-name="T3">roblemas com o strlen; </text:span><text:span text:style-name="T21">não sabia como medir o tamanho de uma string. Após alguma procura </text:span><text:span text:style-name="T4">consegui </text:span><text:span text:style-name="T21">medir a letra</text:span><text:span text:style-name="T4"> com #.</text:span></text:p>
      <text:p text:style-name="P4"/>
      <text:p text:style-name="P5">01/04/2014: </text:p>
      <text:p text:style-name="P6"><text:span text:style-name="T5">Dia 2: </text:span><text:span text:style-name="T22">Decidida a começar a programar o jogo de forca, criei uma pasta</text:span><text:span text:style-name="T5"> no gitHub, </text:span><text:span text:style-name="T22">para fazer um controle de versão durante o desenvolvimento</text:span><text:span text:style-name="T5">. </text:span><text:span text:style-name="T23">Como no jogo de forca, para escolher uma palavra secreta, decidi pegá-la de um arquivo, tive que aprender </text:span><text:span text:style-name="T6"><text:s/>a mexer com </text:span><text:span text:style-name="T23">arquivos</text:span><text:span text:style-name="T6"> em </text:span><text:span text:style-name="T23">LUA</text:span><text:span text:style-name="T6">. </text:span><text:span text:style-name="T7">Em 30 min</text:span><text:span text:style-name="T24">utos consegui criar uma função que </text:span><text:span text:style-name="T7">pega</text:span><text:span text:style-name="T24">sse a</text:span><text:span text:style-name="T7"> linha que eu quise</text:span><text:span text:style-name="T24">sse do arquivo e em </text:span><text:span text:style-name="T8">25 min</text:span><text:span text:style-name="T24">utos</text:span><text:span text:style-name="T8"> consegui </text:span><text:span text:style-name="T24">escolher</text:span><text:span text:style-name="T8"> </text:span><text:span text:style-name="T24">um</text:span><text:span text:style-name="T8"> n</text:span><text:span text:style-name="T24">ú</text:span><text:span text:style-name="T8">mero rand</text:span><text:span text:style-name="T24">ô</text:span><text:span text:style-name="T8">mico e </text:span><text:span text:style-name="T24">uma função que capturasse uma palavra aleatoriamente.</text:span></text:p>
      <text:p text:style-name="P7"/>
      <text:p text:style-name="P8">03/04/2014:</text:p>
      <text:p text:style-name="P9"><text:span text:style-name="T9">Dia 3: Uso do LibreOffice Draw para desenhar uma hierarquia de métodos e desse modo acompanhar o desenvolvimento e organização do código. </text:span><text:span text:style-name="T25">Estava g</text:span><text:span text:style-name="T10">astando um tempo </text:span><text:span text:style-name="T25">longo </text:span><text:span text:style-name="T10">pensando nas divsões de módulos. </text:span><text:span text:style-name="T25">Achei que usando uma ferramenta de desenho, para ilustrar as classes que já tinha e ajudar na criação de outras, conseguiria visualizar melhor o que fazer. </text:span><text:span text:style-name="T11">Estou gastando um bom tempo pensando nisso; </text:span><text:span text:style-name="T25">em c</text:span><text:span text:style-name="T11">omo uasr o princípio do 3-6. </text:span><text:span text:style-name="T12">Conforme o programa vai </text:span><text:span text:style-name="T25">se desenvolvendo</text:span><text:span text:style-name="T12">, </text:span><text:span text:style-name="T25">percebo</text:span><text:span text:style-name="T12"> novos modulos a serem criados e pequenas mudan</text:span><text:span text:style-name="T25">ç</text:span><text:span text:style-name="T12">as a serem feitas no</text:span><text:span text:style-name="T25">s</text:span><text:span text:style-name="T12"> </text:span><text:span text:style-name="T25">módulos e sub-módulos </text:span><text:span text:style-name="T12">anteriores. </text:span><text:span text:style-name="T25">A regra do 3-6 me faz repensar se módulos que eu planejava criar e que teriam menos de 3 filhos, não são muito simples.</text:span></text:p>
      <text:p text:style-name="P10"/>
      <text:p text:style-name="P11">06/04/2014:</text:p>
      <text:p text:style-name="P12"><text:span text:style-name="T13">Dia 4: </text:span><text:span text:style-name="T25">F</text:span><text:span text:style-name="T13">eita a fun</text:span><text:span text:style-name="T25">çã</text:span><text:span text:style-name="T13">o de imprimir a palavra secreta. </text:span><text:span text:style-name="T25">Estou com d</text:span><text:span text:style-name="T14">úvidas sobre a modelagem das </text:span><text:span text:style-name="T25">f</text:span><text:span text:style-name="T14">un</text:span><text:span text:style-name="T25">çõ</text:span><text:span text:style-name="T14">es referentes </text:span><text:span text:style-name="T25">à</text:span><text:span text:style-name="T14"> palavra... funcao de imprimir palavra e checar se a palavra esta comple poderiam ser feitas juntas para polpar tempo de programa... mas esteticamente fica melhor faze-klas separadas... procurando alternativa. Problemas com iteracoes de string e nomes de variaveis que mudei depois e confundi.</text:span></text:p>
      <text:p text:style-name="P13"/>
      <text:p text:style-name="P14">07/04/2014:</text:p>
      <text:p text:style-name="P15"><text:span text:style-name="T15">Dia 5: erros menores foram corrigidos. Programa quase funcionando. Eram erros simples que nao vi por cansaco. Hoje eles apareceram claramente. Problemas no desenho dos modulos... sera que o retorno da palavra correta e a soma do try deveriam estar em funcoes que ligam a mesma funcao? </text:span><text:span text:style-name="T16">Tive mais alguns problemas com o randmo. Nao sabia que precisava rodar o random seed antes. </text:span><text:span text:style-name="T17">Gastei por olta de uma hora e meia nisso tudo. </text:span><text:span text:style-name="T18">Tratei mais alguns errinhos no loop. </text:span><text:span text:style-name="T19">Fazendo docstrings. </text:span><text:span text:style-name="T20">Adicionadas em 40 min.</text:span></text:p>
      <text:p text:style-name="P16"/>
      <text:p text:style-name="P17">08/04/2014:</text:p>
      <text:p text:style-name="P17">Dia 6: Conversando com o professor, chegamos a clonclusão que a mlehor solucao para o problema dos metodos seria retornar tru e try para um metodo dummie e desse metodo retornar a maini. Alem disso, ele nao entenddeu alguns dos nomes que eu havia escolhido, o que mostra que devo tomar mais cuidado em minhas escolhas.</text:p>
      <text:p text:style-name="P17"/>
      <text:p text:style-name="P18">10/04/2014:</text:p>
      <text:p text:style-name="P18">Dia 7: pequenas mudancas nos nomes de variaveis e funcoes para deixar o codigo mais cla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8:34:20</meta:creation-date>
    <dc:date>2014-04-13T20:43:36</dc:date>
    <meta:editing-duration>PT11H17M13S</meta:editing-duration>
    <meta:editing-cycles>17</meta:editing-cycles>
    <meta:generator>LibreOffice/4.0.2.2$Linux_X86_64 LibreOffice_project/400m0$Build-2</meta:generator>
    <meta:document-statistic meta:table-count="0" meta:image-count="0" meta:object-count="0" meta:page-count="1" meta:paragraph-count="15" meta:word-count="525" meta:character-count="3157" meta:non-whitespace-character-count="2644"/>
  </office:meta>
</office:document-meta>
</file>